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D00000A7A00000A77E5963A509A094543.svm" manifest:media-type=""/>
  <manifest:file-entry manifest:full-path="Pictures/2000000D000029F700000A65220CEF3C117487C3.svm" manifest:media-type=""/>
  <manifest:file-entry manifest:full-path="Pictures/10000000000000B1000000B149F2897ED146D50B.jpg" manifest:media-type="image/jpeg"/>
  <manifest:file-entry manifest:full-path="Pictures/100000000000027D0000009DC0115F35EC17CB10.jpg" manifest:media-type="image/jpeg"/>
  <manifest:file-entry manifest:full-path="Pictures/100000000000031A000004639837516C7E1B8F2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0.737cm" table:align="margins" style:writing-mode="lr-tb"/>
    </style:style>
    <style:style style:name="Tableau2.A" style:family="table-column">
      <style:table-column-properties style:column-width="10.737cm" style:rel-column-width="65535*"/>
    </style:style>
    <style:style style:name="Tableau2.1" style:family="table-row">
      <style:table-row-properties style:row-height="4.764cm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1" style:family="table">
      <style:table-properties style:width="10.737cm" table:align="margins" style:writing-mode="lr-tb"/>
    </style:style>
    <style:style style:name="Tableau1.A" style:family="table-column">
      <style:table-column-properties style:column-width="10.737cm" style:rel-column-width="65535*"/>
    </style:style>
    <style:style style:name="Tableau1.1" style:family="table-row">
      <style:table-row-properties style:row-height="7.144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3" style:family="table" style:master-page-name="Dernière_20_De_20_Couverture">
      <style:table-properties style:width="16.233cm" fo:margin-left="-0.123cm" style:page-number="auto" table:align="left" style:writing-mode="lr-tb"/>
    </style:style>
    <style:style style:name="Tableau3.A" style:family="table-column">
      <style:table-column-properties style:column-width="16.23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" style:family="table">
      <style:table-properties style:width="16.988cm" table:align="margins" style:writing-mode="lr-tb"/>
    </style:style>
    <style:style style:name="Table1.A" style:family="table-column">
      <style:table-column-properties style:column-width="2.831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88cm" table:align="margins" style:writing-mode="lr-tb"/>
    </style:style>
    <style:style style:name="Table2.A" style:family="table-column">
      <style:table-column-properties style:column-width="2.831cm" style:rel-column-width="10922*"/>
    </style:style>
    <style:style style:name="Table2.C" style:family="table-column">
      <style:table-column-properties style:column-width="4.955cm" style:rel-column-width="19113*"/>
    </style:style>
    <style:style style:name="Table2.D" style:family="table-column">
      <style:table-column-properties style:column-width="6.371cm" style:rel-column-width="245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88cm" table:align="margins" style:writing-mode="lr-tb"/>
    </style:style>
    <style:style style:name="Table3.A" style:family="table-column">
      <style:table-column-properties style:column-width="2.831cm" style:rel-column-width="10922*"/>
    </style:style>
    <style:style style:name="Table3.D" style:family="table-column">
      <style:table-column-properties style:column-width="4.247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5.927cm"/>
        </style:tab-stops>
      </style:paragraph-properties>
      <style:text-properties fo:font-size="12pt" style:font-size-asian="12pt" style:font-name-complex="Arial"/>
    </style:style>
    <style:style style:name="P4" style:family="paragraph" style:parent-style-name="Standard">
      <style:paragraph-properties style:snap-to-layout-gri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style:snap-to-layout-grid="false"/>
      <style:text-properties officeooo:rsid="0002d701" officeooo:paragraph-rsid="0002d701"/>
    </style:style>
    <style:style style:name="P6" style:family="paragraph" style:parent-style-name="Standard">
      <style:text-properties fo:color="#262626" style:text-outline="false" style:font-name="Georgia" fo:font-size="14pt" fo:letter-spacing="normal" style:letter-kerning="false" style:font-size-asian="14pt"/>
    </style:style>
    <style:style style:name="P7" style:family="paragraph" style:parent-style-name="Standard">
      <style:paragraph-properties fo:margin-top="0.212cm" fo:margin-bottom="0cm" loext:contextual-spacing="false"/>
    </style:style>
    <style:style style:name="P8" style:family="paragraph" style:parent-style-name="Standard">
      <style:paragraph-properties fo:margin-top="0.212cm" fo:margin-bottom="0cm" loext:contextual-spacing="false"/>
      <style:text-properties fo:font-size="12pt" fo:font-weight="bold" style:font-size-asian="12pt" style:font-weight-asian="bold"/>
    </style:style>
    <style:style style:name="P9" style:family="paragraph" style:parent-style-name="Text_20_body">
      <style:paragraph-properties fo:text-align="center" style:justify-single-word="false" style:snap-to-layout-grid="false"/>
    </style:style>
    <style:style style:name="P10" style:family="paragraph" style:parent-style-name="Text_20_body">
      <style:text-properties officeooo:rsid="00032e54" officeooo:paragraph-rsid="00032e54"/>
    </style:style>
    <style:style style:name="P11" style:family="paragraph" style:parent-style-name="Text_20_body">
      <style:text-properties officeooo:rsid="00061893" officeooo:paragraph-rsid="00061893"/>
    </style:style>
    <style:style style:name="P12" style:family="paragraph" style:parent-style-name="Text_20_body">
      <style:text-properties officeooo:paragraph-rsid="00061893"/>
    </style:style>
    <style:style style:name="P13" style:family="paragraph" style:parent-style-name="Text_20_body">
      <style:text-properties officeooo:paragraph-rsid="00064668"/>
    </style:style>
    <style:style style:name="P14" style:family="paragraph" style:parent-style-name="Text_20_body">
      <style:text-properties officeooo:paragraph-rsid="0008d89c"/>
    </style:style>
    <style:style style:name="P15" style:family="paragraph" style:parent-style-name="Text_20_body">
      <style:text-properties officeooo:rsid="0008d89c" officeooo:paragraph-rsid="0008d89c"/>
    </style:style>
    <style:style style:name="P16" style:family="paragraph" style:parent-style-name="Text_20_body">
      <style:text-properties officeooo:paragraph-rsid="000793c7"/>
    </style:style>
    <style:style style:name="P17" style:family="paragraph" style:parent-style-name="Text_20_body">
      <style:text-properties officeooo:paragraph-rsid="000b3302"/>
    </style:style>
    <style:style style:name="P18" style:family="paragraph" style:parent-style-name="Text_20_body">
      <style:text-properties officeooo:paragraph-rsid="000ba7f9"/>
    </style:style>
    <style:style style:name="P19" style:family="paragraph" style:parent-style-name="Text_20_body">
      <style:text-properties officeooo:paragraph-rsid="000c8a5e"/>
    </style:style>
    <style:style style:name="P20" style:family="paragraph" style:parent-style-name="Text_20_body">
      <style:text-properties officeooo:rsid="000ce1e7" officeooo:paragraph-rsid="000ce1e7"/>
    </style:style>
    <style:style style:name="P21" style:family="paragraph" style:parent-style-name="Contents_20_3">
      <style:paragraph-properties>
        <style:tab-stops>
          <style:tab-stop style:position="16.635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24" style:family="paragraph" style:parent-style-name="Retrait_20_corps_20_de_20_texte_20_2">
      <style:paragraph-properties fo:text-align="start" style:justify-single-word="false"/>
    </style:style>
    <style:style style:name="P25" style:family="paragraph" style:parent-style-name="Standard" style:master-page-name="Première_20_de_20_Couverture">
      <style:paragraph-properties style:page-number="1"/>
    </style:style>
    <style:style style:name="P26" style:family="paragraph" style:parent-style-name="Heading_20_1">
      <style:text-properties officeooo:rsid="0002d701" officeooo:paragraph-rsid="0002d701"/>
    </style:style>
    <style:style style:name="P27" style:family="paragraph" style:parent-style-name="Heading_20_1" style:master-page-name="Right_20_Page">
      <style:paragraph-properties style:page-number="auto"/>
      <style:text-properties officeooo:rsid="00061893" officeooo:paragraph-rsid="00061893"/>
    </style:style>
    <style:style style:name="P28" style:family="paragraph" style:parent-style-name="Heading_20_2">
      <style:text-properties officeooo:rsid="00064668" officeooo:paragraph-rsid="00064668"/>
    </style:style>
    <style:style style:name="P29" style:family="paragraph" style:parent-style-name="Heading_20_3">
      <style:text-properties officeooo:rsid="00064668" officeooo:paragraph-rsid="00064668"/>
    </style:style>
    <style:style style:name="P30" style:family="paragraph" style:parent-style-name="Heading_20_3">
      <style:text-properties officeooo:rsid="0008d89c" officeooo:paragraph-rsid="0008d89c"/>
    </style:style>
    <style:style style:name="P31" style:family="paragraph" style:parent-style-name="Heading_20_4">
      <style:text-properties officeooo:rsid="000793c7" officeooo:paragraph-rsid="000793c7"/>
    </style:style>
    <style:style style:name="P32" style:family="paragraph" style:parent-style-name="Heading_20_4">
      <style:text-properties officeooo:rsid="000ce1e7" officeooo:paragraph-rsid="000ce1e7"/>
    </style:style>
    <style:style style:name="P33" style:family="paragraph" style:parent-style-name="Heading_20_4">
      <style:text-properties officeooo:rsid="0008d89c" officeooo:paragraph-rsid="0008d89c"/>
    </style:style>
    <style:style style:name="P34" style:family="paragraph" style:parent-style-name="Heading_20_4">
      <style:text-properties officeooo:rsid="0008d89c" officeooo:paragraph-rsid="0010bffe"/>
    </style:style>
    <style:style style:name="P35" style:family="paragraph" style:parent-style-name="Subtitle" style:master-page-name="Right_20_Page">
      <style:paragraph-properties style:page-number="auto"/>
    </style:style>
    <style:style style:name="P36" style:family="paragraph" style:parent-style-name="Table_20_Contents">
      <style:paragraph-properties fo:text-align="justify" style:justify-single-word="false"/>
    </style:style>
    <style:style style:name="P37" style:family="paragraph" style:parent-style-name="Table_20_Contents">
      <style:paragraph-properties fo:text-align="justify" style:justify-single-word="false"/>
      <style:text-properties officeooo:paragraph-rsid="0010bffe"/>
    </style:style>
    <style:style style:name="P38" style:family="paragraph" style:parent-style-name="Table_20_Contents">
      <style:paragraph-properties fo:text-align="justify" style:justify-single-word="false"/>
      <style:text-properties officeooo:rsid="000fa613" officeooo:paragraph-rsid="000fa613"/>
    </style:style>
    <style:style style:name="P39" style:family="paragraph" style:parent-style-name="Table_20_Contents">
      <style:paragraph-properties fo:text-align="justify" style:justify-single-word="false"/>
      <style:text-properties officeooo:rsid="000fa613" officeooo:paragraph-rsid="0010bffe"/>
    </style:style>
    <style:style style:name="P40" style:family="paragraph" style:parent-style-name="Table_20_Contents">
      <style:paragraph-properties fo:text-align="justify" style:justify-single-word="false"/>
      <style:text-properties officeooo:rsid="0010bffe" officeooo:paragraph-rsid="0010bffe"/>
    </style:style>
    <style:style style:name="P41" style:family="paragraph" style:parent-style-name="Préambule" style:master-page-name="Right_20_Page">
      <style:paragraph-properties style:page-number="auto"/>
    </style:style>
    <style:style style:name="P42" style:family="paragraph" style:parent-style-name="Text_20_body">
      <style:text-properties officeooo:rsid="00093b1b" officeooo:paragraph-rsid="000ba7f9"/>
    </style:style>
    <style:style style:name="P43" style:family="paragraph" style:parent-style-name="Text_20_body">
      <style:text-properties officeooo:paragraph-rsid="00064668"/>
    </style:style>
    <style:style style:name="P44" style:family="paragraph" style:parent-style-name="Text_20_body">
      <style:text-properties officeooo:rsid="000f5a8a" officeooo:paragraph-rsid="000f5a8a"/>
    </style:style>
    <style:style style:name="P45" style:family="paragraph" style:parent-style-name="Text_20_body">
      <style:text-properties officeooo:paragraph-rsid="0008d89c"/>
    </style:style>
    <style:style style:name="P46" style:family="paragraph" style:parent-style-name="Text_20_body">
      <style:text-properties officeooo:rsid="000fa613" officeooo:paragraph-rsid="000fa613"/>
    </style:style>
    <style:style style:name="P47" style:family="paragraph" style:parent-style-name="Text_20_body">
      <style:text-properties officeooo:rsid="000fa613" officeooo:paragraph-rsid="0010bffe"/>
    </style:style>
    <style:style style:name="P48" style:family="paragraph" style:parent-style-name="Text_20_body">
      <style:text-properties officeooo:paragraph-rsid="0010bffe"/>
    </style:style>
    <style:style style:name="T1" style:family="text">
      <style:text-properties officeooo:rsid="0002d701"/>
    </style:style>
    <style:style style:name="T2" style:family="text">
      <style:text-properties officeooo:rsid="00064668"/>
    </style:style>
    <style:style style:name="T3" style:family="text">
      <style:text-properties officeooo:rsid="0008d89c"/>
    </style:style>
    <style:style style:name="T4" style:family="text">
      <style:text-properties officeooo:rsid="00093b1b"/>
    </style:style>
    <style:style style:name="T5" style:family="text">
      <style:text-properties fo:color="#1c1c1c" style:text-outline="false" style:font-name="Arial" fo:font-size="10pt" fo:letter-spacing="normal" fo:font-style="normal" style:letter-kerning="false" style:font-size-asian="10pt" style:font-style-asian="normal" style:font-size-complex="10pt" style:font-style-complex="normal"/>
    </style:style>
    <style:style style:name="T6" style:family="text">
      <style:text-properties fo:color="#1c1c1c" style:text-outline="false" style:font-name="Arial" fo:font-size="10pt" fo:letter-spacing="normal" fo:font-style="normal" officeooo:rsid="00093b1b" style:letter-kerning="false" style:font-size-asian="10pt" style:font-style-asian="normal" style:font-size-complex="10pt" style:font-style-complex="normal"/>
    </style:style>
    <style:style style:name="T7" style:family="text">
      <style:text-properties fo:color="#1c1c1c" style:text-outline="false" style:text-position="super 58%" style:font-name="Arial" fo:font-size="10pt" fo:letter-spacing="normal" fo:font-style="normal" officeooo:rsid="000c8a5e" style:letter-kerning="false" style:font-size-asian="10pt" style:font-style-asian="normal" style:font-size-complex="10pt" style:font-style-complex="normal"/>
    </style:style>
    <style:style style:name="T8" style:family="text">
      <style:text-properties officeooo:rsid="000c8a5e"/>
    </style:style>
    <style:style style:name="T9" style:family="text">
      <style:text-properties officeooo:rsid="000ce1e7"/>
    </style:style>
    <style:style style:name="T10" style:family="text">
      <style:text-properties officeooo:rsid="000f5a8a"/>
    </style:style>
    <style:style style:name="T11" style:family="text">
      <style:text-properties officeooo:rsid="000fa613"/>
    </style:style>
    <style:style style:name="T12" style:family="text">
      <style:text-properties officeooo:rsid="0010bffe"/>
    </style:style>
    <style:style style:name="T13" style:family="text">
      <style:text-properties officeooo:rsid="0012837b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.1" text:name="NuméroVersion"/>
        <text:user-field-decl office:value-type="string" office:string-value="Etude et implémentation de l'algorithme des k-means" text:name="TitreDocument"/>
        <text:user-field-decl office:value-type="string" office:string-value="20/11/2016" text:name="DateVersion"/>
        <text:user-field-decl office:value-type="string" office:string-value="Formation d'ingénieur" text:name="Entité"/>
        <text:user-field-decl office:value-type="string" office:string-value="2016-2017&#10;" text:name="AnnéeScolaire"/>
        <text:user-field-decl office:value-type="string" office:string-value="Rapport" text:name="TypeDocument"/>
      </text:user-field-decls>
      <text:p text:style-name="P25"><draw:frame draw:style-name="fr1" draw:name="Cadre2" text:anchor-type="paragraph" svg:x="6.588cm" svg:y="4.86cm" svg:width="10.737cm" draw:z-index="1"><draw:text-box fo:min-height="0.37cm"><table:table table:name="Tableau2" table:style-name="Tableau2"><table:table-column table:style-name="Tableau2.A"/><table:table-row table:style-name="Tableau2.1"><table:table-cell table:style-name="Tableau2.A1" office:value-type="string"><text:p text:style-name="P5">CHICHE Benjamin</text:p><text:p text:style-name="P2"><text:span text:style-name="T1">benjamin.chiche</text:span><text:a xlink:type="simple" xlink:href="mailto:auteur1@telecom-bretagne.eu" text:style-name="Internet_20_link" text:visited-style-name="Visited_20_Internet_20_Link">@telecom-bretagne.eu</text:a></text:p><text:p text:style-name="P2"/><text:p text:style-name="P5">LEROY Rémy</text:p><text:p text:style-name="P2"><text:span text:style-name="T1">remy.leroy</text:span><text:a xlink:type="simple" xlink:href="mailto:auteur1@telecom-bretagne.eu" text:style-name="Internet_20_link" text:visited-style-name="Visited_20_Internet_20_Link">@telecom-bretagne.eu</text:a></text:p><text:p text:style-name="P2"/><text:p text:style-name="P2"/></table:table-cell></table:table-row></table:table></draw:text-box></draw:frame><draw:frame draw:style-name="fr1" draw:name="Cadre1" text:anchor-type="paragraph" svg:x="6.659cm" svg:y="13.762cm" svg:width="10.737cm" draw:z-index="0"><draw:text-box fo:min-height="7.156cm"><table:table table:name="Tableau1" table:style-name="Tableau1"><table:table-column table:style-name="Tableau1.A"/><table:table-row table:style-name="Tableau1.1"><table:table-cell table:style-name="Tableau1.A1" office:value-type="string"><text:p text:style-name="P4"><text:bookmark-start text:name="Titre"/><text:user-field-input text:name="TitreDocument" text:description="Le titre du document">Etude et implémentation de l'algorithme des k-means</text:user-field-input><text:bookmark-end text:name="Titre"/></text:p><text:p text:style-name="P8"><text:user-field-input text:name="TypeDocument" text:description="Type du document">Rapport</text:user-field-input></text:p><text:p text:style-name="P7"><text:bookmark text:name="Service_émetteur"/></text:p><text:p text:style-name="P7"/><text:p text:style-name="P7"/><text:p text:style-name="P7">Version <text:user-field-input text:name="NuméroVersion" text:description="Numéro de version du document">0.1</text:user-field-input> - <text:user-field-input text:name="DateVersion" text:description="Date d'émission de cette version du document">20/11/2016</text:user-field-input></text:p><text:p text:style-name="P7"/><text:p text:style-name="P7"><text:user-field-input text:name="Entité" text:description="Entité de rattachement des auteurs">Formation d'ingénieur</text:user-field-input></text:p><text:p text:style-name="P7">Année scolaire <text:bookmark-start text:name="Date"/><text:user-field-input text:name="AnnéeScolaire" text:description="Année scolaire">2016-2017
</text:user-field-input><text:bookmark-end text:name="Date"/></text:p></table:table-cell></table:table-row></table:table></draw:text-box></draw:frame><draw:frame draw:style-name="fr3" draw:name="images4" text:anchor-type="paragraph" svg:x="6.588cm" svg:y="10.146cm" svg:width="10.744cm" svg:height="2.662cm" draw:z-index="2"><draw:image xlink:href="Pictures/2000000D000029F700000A65220CEF3C117487C3.svm" xlink:type="simple" xlink:show="embed" xlink:actuate="onLoad"/></draw:frame><draw:frame draw:style-name="fr3" draw:name="images5" text:anchor-type="paragraph" svg:x="6.572cm" svg:y="21.034cm" svg:width="2.683cm" svg:height="2.679cm" draw:z-index="3"><draw:image xlink:href="Pictures/2000000D00000A7A00000A77E5963A509A094543.svm" xlink:type="simple" xlink:show="embed" xlink:actuate="onLoad"/></draw:frame></text:p>
      <text:p text:style-name="Standard"/>
      <text:h text:style-name="P41" text:outline-level="1"><text:bookmark-start text:name="__RefHeading__20344_1162629425"/>Résumé<text:bookmark-end text:name="__RefHeading__20344_1162629425"/></text:h>
      <text:p text:style-name="Text_20_body">Ce document est un modèle de rapport respectant la charte graphique de Télécom Bretagne.</text:p>
      <text:p text:style-name="Text_20_body"/>
      <text:p text:style-name="Text_20_body">Mots clés : traitement de texte, styles, modèles</text:p>
      <text:h text:style-name="Préambule" text:outline-level="1"><text:span text:style-name="Citation"/></text:h>
      <text:table-of-content text:style-name="Sect1" text:protected="true" text:name="Table des matières1">
        <text:table-of-content-source text:outline-level="3" text:use-index-source-styles="true">
          <text:index-title-template text:style-name="Subtitle">Sommair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Subtitle">Sommaire</text:p>
          </text:index-title>
          <text:p text:style-name="P23"><text:a xlink:type="simple" xlink:href="#__RefHeading__20344_1162629425" text:style-name="Internet_20_link" text:visited-style-name="Internet_20_link"><text:s text:c="2"/>Résumé<text:tab/>3</text:a></text:p>
          <text:p text:style-name="P23"><text:a xlink:type="simple" xlink:href="#__RefHeading__20346_1162629425" text:style-name="Internet_20_link" text:visited-style-name="Internet_20_link"><text:s text:c="2"/>Abstract<text:tab/>3</text:a></text:p>
          <text:p text:style-name="P23"><text:a xlink:type="simple" xlink:href="#__RefHeading__20348_1162629425" text:style-name="Internet_20_link" text:visited-style-name="Internet_20_link">1. <text:s/>Introduction<text:tab/>7</text:a></text:p>
          <text:p text:style-name="P23"><text:a xlink:type="simple" xlink:href="#__RefHeading__20350_1162629425" text:style-name="Internet_20_link" text:visited-style-name="Internet_20_link">2. <text:s/>Développement<text:tab/>7</text:a></text:p>
          <text:p text:style-name="P22"><text:a xlink:type="simple" xlink:href="#__RefHeading__20462_1162629425" text:style-name="Internet_20_link" text:visited-style-name="Internet_20_link">2.1Titre 2<text:tab/>7</text:a></text:p>
          <text:p text:style-name="P21"><text:a xlink:type="simple" xlink:href="#__RefHeading__20572_1162629425" text:style-name="Internet_20_link" text:visited-style-name="Internet_20_link">2.1.1Titre 3<text:tab/>7</text:a></text:p>
          <text:p text:style-name="P23"><text:a xlink:type="simple" xlink:href="#__RefHeading__20352_1162629425" text:style-name="Internet_20_link" text:visited-style-name="Internet_20_link">3. <text:s/>Conclusion<text:tab/>7</text:a></text:p>
          <text:p text:style-name="P23"><text:a xlink:type="simple" xlink:href="#__RefHeading__20354_1162629425" text:style-name="Internet_20_link" text:visited-style-name="Internet_20_link"><text:s text:c="2"/>Références Bibliographiques<text:tab/>9</text:a></text:p>
          <text:p text:style-name="P23"><text:a xlink:type="simple" xlink:href="#__RefHeading__23102_1162629425" text:style-name="Internet_20_link" text:visited-style-name="Internet_20_link"><text:s text:c="2"/>Annexes<text:tab/>11</text:a></text:p>
          <text:p text:style-name="P22"><text:a xlink:type="simple" xlink:href="#__RefHeading__23104_1162629425" text:style-name="Internet_20_link" text:visited-style-name="Internet_20_link">Annexe 1 -Annexe 1<text:tab/>12</text:a></text:p>
          <text:p text:style-name="P21"><text:a xlink:type="simple" xlink:href="#__RefHeading__20574_1162629425" text:style-name="Internet_20_link" text:visited-style-name="Internet_20_link">A1.1.Annexe 2<text:tab/>12</text:a></text:p>
        </text:index-body>
      </text:table-of-content>
      <text:p text:style-name="P3"/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Illustration_20_Index_20_Heading">Index des illustrations</text:p>
          </text:index-title>
        </text:index-body>
      </text:illustration-index>
      <text:p text:style-name="P3"/>
      <text:h text:style-name="P27" text:outline-level="1"><text:bookmark-start text:name="__RefHeading__20348_1162629425"/>L’algorithme k-means classique : algorithme de lloyd<text:bookmark-end text:name="__RefHeading__20348_1162629425"/></text:h>
      <text:p text:style-name="P12"/>
      <text:p text:style-name="P11">Voici la formulation du problème de k-moyennes :</text:p>
      <text:p text:style-name="P12"/>
      <text:p text:style-name="P11">Ce problème est NP-difficile[1], c’est-à-dire que <text:s/></text:p>
      <text:p text:style-name="P11">Cependant, il y a des heuristiques pour ce problème.</text:p>
      <text:p text:style-name="P11">L’un des heuristiques le plus célèbre est l’algorithme de Lloyd<text:span text:style-name="T2">[1], que nous appellons par la suite l’algorithme classique. Cet heuristique ne garantit pas la convergence vers l’optimum global et il peut atteindre un optimum local. <text:s/></text:span></text:p>
      <text:p text:style-name="P11"/>
      <text:h text:style-name="P28" text:outline-level="2">Principe de l’algorithme classique</text:h>
      <text:p text:style-name="P13"><text:tab/><text:span text:style-name="T3">Nous décrivons dans cette partie l’algorithme classique[].</text:span></text:p>
      <text:h text:style-name="P31" text:outline-level="4">Données de départ (entrées)</text:h>
      <text:p text:style-name="P18"><text:tab/><text:span text:style-name="T2">On se donne le nombre k de cluster qu’on veut avoir à la fin, l’ensemble de données D qu’on veut partitionner en k cluster, un nombre n qui désignera le nombre maximal d’itérations. Les données s’identifient en effet à des points dans un espace euclidien de dimension d : on se donne ainsi aussi une norme L dans cet espace, qui permettra de définir la distance entre deux données. </text:span></text:p>
      <text:p text:style-name="P18"><text:span text:style-name="T2">On se donne aussi une valeur relativement petite </text:span><text:span text:style-name="T5">Ɛ</text:span><text:span text:style-name="T7">2</text:span><text:span text:style-name="T5">. </text:span></text:p>
      <text:h text:style-name="P31" text:outline-level="4">Initialisation</text:h>
      <text:p text:style-name="P16"><text:tab/><text:span text:style-name="T4">On adopte une des stratégies existantes [] pour choisir k barycentres de départ. Ils peuvent faire parties ou non de D. Ces stratégies sont expliquées dans la partie 1.3 de ce rapport. </text:span></text:p>
      <text:h text:style-name="P31" text:outline-level="4">Coeur de l’algorithme</text:h>
      <text:p text:style-name="P17"><text:tab/><text:span text:style-name="T4">Pour chaque point dans D le barycentre le plus proche (d’après la norme de départ) est associé. Une fois le parcours des points terminés, nous avons k ensembles qui sont des clusters qui partitionnent l’ensemble des données : chaque ensemble est constitué des points qui sont associé au même barycentre. </text:span></text:p>
      <text:p text:style-name="P42"><text:tab/>Au sein de chaque ensemble, son barycentre est calculé. Les k barycentres ainsi obtenus remplacent les k anciens barycentres et le processus est réitérés jusqu’à ce qu’une des conditions d’arrêts est remplie :</text:p>
      <text:p text:style-name="P42"><text:tab/>- on atteint le nombre maximal d’itération n.</text:p>
      <text:p text:style-name="P19"><text:span text:style-name="T4"><text:tab/>- la somme des distances entre chacun des nouveaux barycentres et son ancien barycentre devient inférieure à </text:span><text:span text:style-name="T6">Ɛ.</text:span><text:span text:style-name="T4"> <text:s text:c="6"/></text:span></text:p>
      <text:h text:style-name="P31" text:outline-level="4">Sorties</text:h>
      <text:p text:style-name="P19"><text:tab/><text:span text:style-name="T8">Nous obtenons k ensembles qui sont des clusters qui partitionnent l’ensemble des données : chaque ensemble est constitué des points qui sont associé au même barycentre final.</text:span></text:p>
      <text:h text:style-name="P28" text:outline-level="2">Complexité de l’algorithme classique</text:h>
      <text:p text:style-name="P13"><text:tab/><text:span text:style-name="T9">Ici on calcule la complexité en opérations dans le pire des cas. Dans le pire des cas, on effectue n itérations. Pour chaque itération[], </text:span></text:p>
      <text:p text:style-name="P20">https://en.wikipedia.org/wiki/K-means_clustering</text:p>
      <text:h text:style-name="P28" text:outline-level="2">Initialisation</text:h>
      <text:p text:style-name="P13"><text:tab/><text:span text:style-name="T9">Il existe plusieurs stratégies pour choisir les k barycentres initiaux. Nous présentons ici les deux méthodes les plus classiques : </text:span></text:p>
      <text:h text:style-name="P32" text:outline-level="4"><text:soft-page-break/>Méthode de Forgy []</text:h>
      <text:h text:style-name="P32" text:outline-level="4">Méthode de partitionnement a<text:span text:style-name="T10">l</text:span>éatoir []</text:h>
      <text:h text:style-name="P28" text:outline-level="2">Applications sur des données </text:h>
      <text:p text:style-name="P13"><text:tab/><text:span text:style-name="T3">Nous avons appliqué l’algorithme ci-dessus à certaines données. Pour chaque exemple d’application, nous montrons et interprétons les résultats observés. </text:span></text:p>
      <text:p text:style-name="P13"><text:tab/><text:span text:style-name="T13">Le processeur utilisé a été </text:span></text:p>
      <text:h text:style-name="P29" text:outline-level="3">Données IRIS</text:h>
      <text:p text:style-name="P13"><text:tab/><text:span text:style-name="T3">Il s’agit des données qui à chacune des 150 fleurs associe 4 attributs et la classe à laquelle elle appartient. Il y a 3 classes et dans chaque classe il y a 50 fleurs, une fleur ne pouvant appartenir qu’à une seule classe []. </text:span></text:p>
      <text:p text:style-name="P44"><text:a xlink:type="simple" xlink:href="http://archive.ics.uci.edu/ml/datasets/Iris" text:style-name="Internet_20_link" text:visited-style-name="Visited_20_Internet_20_Link">http://archive.ics.uci.edu/ml/datasets/Iris</text:a></text:p>
      <text:p text:style-name="P44"/>
      <text:p text:style-name="P46"><text:tab/>Nous avons fixé k = 3.</text:p>
      <text:h text:style-name="P33" text:outline-level="4">Nombres de données dans chaque cluster</text:h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8">Nombre d’itérations max (n)</text:p>
          </table:table-cell>
          <table:table-cell table:style-name="Table1.A1" office:value-type="string">
            <text:p text:style-name="P38">Nombre d’itérations</text:p>
          </table:table-cell>
          <table:table-cell table:style-name="Table1.A1" office:value-type="string">
            <text:p text:style-name="P38">Nombre d’éléments dans le premier cluster</text:p>
          </table:table-cell>
          <table:table-cell table:style-name="Table1.A1" office:value-type="string">
            <text:p text:style-name="P38">Nombre d’éléments dans le deuxième cluster</text:p>
          </table:table-cell>
          <table:table-cell table:style-name="Table1.A1" office:value-type="string">
            <text:p text:style-name="P38">Nombre d’éléments dans le troisième cluster</text:p>
          </table:table-cell>
          <table:table-cell table:style-name="Table1.F1" office:value-type="string">
            <text:p text:style-name="P38">Temps d’exécution</text:p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F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F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F2" office:value-type="string">
            <text:p text:style-name="P36"/>
          </table:table-cell>
        </table:table-row>
      </table:table>
      <text:p text:style-name="P14"/>
      <text:p text:style-name="P46"><text:tab/>Nous observons que</text:p>
      <text:p text:style-name="P46">Cela montre que les données IRIS sont</text:p>
      <text:h text:style-name="P33" text:outline-level="4">Taux d'erreur</text:h>
      <text:p text:style-name="P14"><text:tab/><text:span text:style-name="T11">Pour le taux d’erreur, nous obtenons</text:span></text:p>
      <text:p text:style-name="P46">Cela montre que les données IRIS sont</text:p>
      <text:h text:style-name="P33" text:outline-level="4">Temps d’exécution</text:h>
      <text:h text:style-name="P29" text:outline-level="3">Données MNIST</text:h>
      <text:p text:style-name="P15"><text:tab/>Il s’agit des données </text:p>
      <text:h text:style-name="P33" text:outline-level="4">Nombres de données dans chaque cluster</text:h>
      <text:p text:style-name="P4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39">Nombre d’itérations max (n)</text:p>
          </table:table-cell>
          <table:table-cell table:style-name="Table2.A1" office:value-type="string">
            <text:p text:style-name="P39">Nombre d’itérations</text:p>
          </table:table-cell>
          <table:table-cell table:style-name="Table2.A1" office:value-type="string">
            <text:p text:style-name="P39">Nombre d’éléments dans le<text:span text:style-name="T12">s</text:span> <text:span text:style-name="T12">10</text:span> cluster<text:span text:style-name="T12">s</text:span></text:p>
          </table:table-cell>
          <table:table-cell table:style-name="Table2.D1" office:value-type="string">
            <text:p text:style-name="P39">Temps d’exécution</text:p>
          </table:table-cell>
        </table:table-row>
        <table:table-row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[, , , , , , , , , , ]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[, , , , , , , , , , ]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[, , , , , , , , , , ]</text:p>
          </table:table-cell>
          <table:table-cell table:style-name="Table2.D2" office:value-type="string">
            <text:p text:style-name="P37"/>
          </table:table-cell>
        </table:table-row>
      </table:table>
      <text:p text:style-name="P47"><text:tab/>Nous observons que</text:p>
      <text:p text:style-name="P47"><text:span text:style-name="T11">Cela montre que les données MNIST sont</text:span></text:p>
      <text:h text:style-name="P34" text:outline-level="4">Taux d'erreur</text:h>
      <text:p text:style-name="P47"><text:tab/>Nous observons que</text:p>
      <text:p text:style-name="P47"><text:soft-page-break/>Cela montre que les données MNIST sont</text:p>
      <text:h text:style-name="P33" text:outline-level="4">Temps d’exécution</text:h>
      <text:p text:style-name="P48"><text:tab/><text:span text:style-name="T11"><text:tab/>Nous observons que</text:span></text:p>
      <text:p text:style-name="P47">Cela montre que les données MNIST sont</text:p>
      <text:h text:style-name="P29" text:outline-level="3">Nuage des points générés artificiellement</text:h>
      <text:p text:style-name="P14"><text:tab/><text:span text:style-name="T3">Il s’agit des données </text:span></text:p>
      <text:h text:style-name="P33" text:outline-level="4">Nombres de données dans chaque cluster</text:h>
      <text:p text:style-name="P48"/>
      <table:table table:name="Table3" table:style-name="Table3">
        <table:table-column table:style-name="Table3.A" table:number-columns-repeated="3"/>
        <table:table-column table:style-name="Table3.D" table:number-columns-repeated="2"/>
        <table:table-row>
          <table:table-cell table:style-name="Table3.A1" office:value-type="string">
            <text:p text:style-name="P39">Nombre d’itérations max (n)</text:p>
          </table:table-cell>
          <table:table-cell table:style-name="Table3.A1" office:value-type="string">
            <text:p text:style-name="P39">Nombre d’itérations</text:p>
          </table:table-cell>
          <table:table-cell table:style-name="Table3.A1" office:value-type="string">
            <text:p text:style-name="P39">Nombre d’éléments dans le premier cluster</text:p>
          </table:table-cell>
          <table:table-cell table:style-name="Table3.A1" office:value-type="string">
            <text:p text:style-name="P39">Nombre d’éléments dans le deuxième cluster</text:p>
          </table:table-cell>
          <table:table-cell table:style-name="Table3.E1" office:value-type="string">
            <text:p text:style-name="P39">Temps d’exécution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7"/>
          </table:table-cell>
        </table:table-row>
      </table:table>
      <text:h text:style-name="P34" text:outline-level="4">Taux d'erreur</text:h>
      <text:h text:style-name="P33" text:outline-level="4">Temps d’exécution</text:h>
      <text:p text:style-name="P13"/>
      <text:h text:style-name="P30" text:outline-level="3">Première conclusion</text:h>
      <text:p text:style-name="Text_20_body"/>
      <text:p text:style-name="P6"/>
      <text:h text:style-name="Heading_20_1" text:outline-level="1"><text:bookmark-start text:name="__RefHeading__20350_1162629425"/>Développement<text:bookmark-end text:name="__RefHeading__20350_1162629425"/></text:h>
      <text:h text:style-name="Heading_20_2" text:outline-level="2"><text:bookmark-start text:name="__RefHeading__20462_1162629425"/>Titre 2<text:bookmark-end text:name="__RefHeading__20462_1162629425"/></text:h>
      <text:h text:style-name="Heading_20_3" text:outline-level="3"><text:bookmark-start text:name="__RefHeading__20572_1162629425"/>Titre 3<text:bookmark-end text:name="__RefHeading__20572_1162629425"/></text:h>
      <text:h text:style-name="Heading_20_4" text:outline-level="4">Titre 4</text:h>
      <text:p text:style-name="Text_20_body">Corps de texte</text:p>
      <text:p text:style-name="Preformatted_20_Text">Texte préformaté</text:p>
      <text:list xml:id="list3627573785183231168" text:style-name="WW8Num19">
        <text:list-item>
          <text:p text:style-name="List">Liste</text:p>
        </text:list-item>
      </text:list>
      <text:p text:style-name="Text_20_body_20_indent">Retrait corps de texte</text:p>
      <text:list xml:id="list5660587991625367771" text:style-name="WW8Num18">
        <text:list-item>
          <text:p text:style-name="Liste_20_2">Liste 2</text:p>
        </text:list-item>
      </text:list>
      <text:p text:style-name="Retrait_20_corps_20_de_20_texte_20_2">Retrait corps de texte 2</text:p>
      <text:h text:style-name="P26" text:outline-level="1"><text:bookmark-start text:name="__RefHeading__20352_1162629425"/>CHOIX de k<text:bookmark-end text:name="__RefHeading__20352_1162629425"/></text:h>
      <text:p text:style-name="Subtitle"><text:bookmark-start text:name="__RefHeading__20354_1162629425"/>Références Bibliographiques<text:bookmark-end text:name="__RefHeading__20354_1162629425"/></text:p>
      <text:p text:style-name="P10">[1] <text:s/>An Efficient</text:p>
      <text:p text:style-name="P24"/>
      <text:p text:style-name="P35"><text:bookmark-start text:name="__RefHeading__23102_1162629425"/>Annexes<text:bookmark-end text:name="__RefHeading__23102_1162629425"/></text:p>
      <text:list xml:id="list701136934426653912" text:style-name="WW8Num11">
        <text:list-item>
          <text:h text:style-name="Annexe_20_1" text:outline-level="2"><text:bookmark-start text:name="__RefHeading__23104_1162629425"/>Annexe 1<text:bookmark-end text:name="__RefHeading__23104_1162629425"/></text:h>
          <text:list>
            <text:list-item>
              <text:h text:style-name="Annexe_20_2" text:outline-level="3"><text:bookmark-start text:name="__RefHeading__20574_1162629425"/>Annexe 2<text:bookmark-end text:name="__RefHeading__20574_1162629425"/></text:h>
              <text:list>
                <text:list-item>
                  <text:h text:style-name="Annexe_20_3" text:outline-level="4">Annexe 3</text:h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1A000004639837516C7E1B8F26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loext:contextual-spacing="false" fo:text-align="justify" style:justify-single-word="false"/>
    </style:style>
    <style:style style:name="List" style:family="paragraph" style:parent-style-name="Standard" style:list-style-name="WW8Num19" style:class="list">
      <style:paragraph-properties fo:margin-left="1.002cm" fo:margin-right="0cm" fo:margin-top="0.106cm" fo:margin-bottom="0.106cm" loext:contextual-spacing="false" fo:text-indent="-0.501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fo:keep-with-next="always"/>
      <style:text-properties fo:text-transform="uppercase" fo:color="#a8b50a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keep-with-next="always">
        <style:tab-stops>
          <style:tab-stop style:position="2.501cm"/>
        </style:tab-stops>
      </style:paragraph-properties>
      <style:text-properties fo:font-variant="small-caps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501cm" fo:margin-right="0cm" fo:margin-top="0.212cm" fo:margin-bottom="0.212cm" loext:contextual-spacing="false" fo:text-indent="-1.501cm" style:auto-text-indent="false" fo:keep-with-next="always">
        <style:tab-stops>
          <style:tab-stop style:position="3.501cm"/>
        </style:tab-stops>
      </style:paragraph-properties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cm" loext:contextual-spacing="false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Annexe_20_1" style:display-name="Annexe 1" style:family="paragraph" style:parent-style-name="Standard" style:next-style-name="Text_20_body" style:default-outline-level="2" style:list-style-name="WW8Num11" style:master-page-name="">
      <style:paragraph-properties fo:margin-top="0.635cm" fo:margin-bottom="0.423cm" loext:contextual-spacing="false" fo:text-align="center" style:justify-single-word="false" style:page-number="auto" fo:break-before="page">
        <style:tab-stops>
          <style:tab-stop style:position="5.927cm"/>
        </style:tab-stops>
      </style:paragraph-properties>
      <style:text-properties fo:text-transform="uppercase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default-outline-level="3" style:list-style-name="WW8Num11" style:master-page-name="">
      <style:paragraph-properties fo:margin-top="0.423cm" fo:margin-bottom="0.212cm" loext:contextual-spacing="false" fo:text-align="start" style:justify-single-word="false" style:page-number="auto" fo:break-before="auto" fo:break-after="auto"/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default-outline-level="4" style:list-style-name="WW8Num11">
      <style:paragraph-properties fo:margin-left="3cm" fo:margin-right="0cm" fo:margin-top="0.212cm" fo:margin-bottom="0.212cm" loext:contextual-spacing="false" fo:text-indent="-2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Standard" style:next-style-name="Text_20_body" style:class="chapter" style:master-page-name="Right_20_Page">
      <style:paragraph-properties fo:margin-top="0cm" fo:margin-bottom="0.847cm" loext:contextual-spacing="false" fo:text-align="center" style:justify-single-word="false" style:page-number="auto"/>
      <style:text-properties fo:color="#a8b50a" fo:font-size="20pt" fo:font-weight="bold" style:font-size-asian="20pt" style:font-weight-asian="bold" style:font-name-complex="Arial" style:font-family-complex="Arial" style:font-family-generic-complex="swiss" style:font-pitch-complex="variable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8">
      <style:paragraph-properties fo:margin-left="2cm" fo:margin-right="0cm" fo:text-indent="-0.499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0.32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éambule" style:family="paragraph" style:parent-style-name="Heading_20_1" style:next-style-name="Text_20_body" style:default-outline-level="" style:list-style-name="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olice_20_par_20_défaut" style:display-name="Police par défaut" style:family="text"/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Citation" style:family="text">
      <style:text-properties fo:font-style="italic" style:font-style-asian="italic" style:font-style-complex="italic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101cm"/>
      </text:outline-level-style>
      <text:outline-level-style text:level="2" style:num-format="1" text:display-levels="2">
        <style:list-level-properties text:min-label-distance="0.101cm"/>
      </text:outline-level-style>
      <text:outline-level-style text:level="3" style:num-format="1" text:display-levels="3">
        <style:list-level-properties text:min-label-distance="0.101cm"/>
      </text:outline-level-style>
      <text:outline-level-style text:level="4" style:num-format="">
        <style:list-level-properties text:min-label-distance="0.101cm"/>
      </text:outline-level-style>
      <text:outline-level-style text:level="5" style:num-prefix="(" style:num-suffix=")" style:num-format="a" style:num-letter-sync="true">
        <style:list-level-properties text:min-label-distance="0.101cm"/>
      </text:outline-level-style>
      <text:outline-level-style text:level="6" style:num-prefix="(" style:num-suffix=")" style:num-format="i">
        <style:list-level-properties text:min-label-distance="0.101cm"/>
      </text:outline-level-style>
      <text:outline-level-style text:level="7" style:num-suffix="." style:num-format="1">
        <style:list-level-properties text:min-label-distance="0.101cm"/>
      </text:outline-level-style>
      <text:outline-level-style text:level="8" style:num-suffix="." style:num-format="a" style:num-letter-sync="true">
        <style:list-level-properties text:min-label-distance="0.101cm"/>
      </text:outline-level-style>
      <text:outline-level-style text:level="9" style:num-suffix="." style:num-format="i">
        <style:list-level-properties text:min-label-distance="0.101cm"/>
      </text:outline-level-style>
      <text:outline-level-style text:level="10" style:num-format="">
        <style:list-level-properties text:min-label-distance="0.101cm"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prefix="Annexe " style:num-suffix=" -" style:num-format="1">
        <style:list-level-properties text:min-label-distance="0.101cm"/>
      </text:list-level-style-number>
      <text:list-level-style-number text:level="2" style:num-prefix="A" style:num-suffix="." style:num-format="1" text:display-levels="2">
        <style:list-level-properties text:min-label-distance="0.101cm"/>
      </text:list-level-style-number>
      <text:list-level-style-number text:level="3" style:num-prefix="A" style:num-suffix="." style:num-format="1" text:display-levels="3">
        <style:list-level-properties text:min-label-distance="0.101cm"/>
      </text:list-level-style-number>
      <text:list-level-style-number text:level="4" style:num-suffix="." style:num-format="1" text:display-levels="4">
        <style:list-level-properties text:min-label-distance="0.101cm"/>
      </text:list-level-style-number>
      <text:list-level-style-number text:level="5" style:num-suffix="." style:num-format="1" text:display-levels="5">
        <style:list-level-properties text:min-label-distance="0.101cm"/>
      </text:list-level-style-number>
      <text:list-level-style-number text:level="6" style:num-suffix="." style:num-format="1" text:display-levels="6">
        <style:list-level-properties text:min-label-distance="0.101cm"/>
      </text:list-level-style-number>
      <text:list-level-style-number text:level="7" style:num-suffix="." style:num-format="1" text:display-levels="7">
        <style:list-level-properties text:min-label-distance="0.101cm"/>
      </text:list-level-style-number>
      <text:list-level-style-number text:level="8" style:num-suffix="." style:num-format="1" text:display-levels="8">
        <style:list-level-properties text:min-label-distance="0.101cm"/>
      </text:list-level-style-number>
      <text:list-level-style-number text:level="9" style:num-suffix="." style:num-format="1" text:display-levels="9">
        <style:list-level-properties text:min-label-distance="0.101cm"/>
      </text:list-level-style-number>
      <text:list-level-style-number text:level="10" style:num-suffix="." style:num-format="1">
        <style:list-level-properties text:min-label-distance="0.101cm"/>
      </text:list-level-style-number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Zeichenformat" text:bullet-char="">
        <style:list-level-properties/>
        <style:text-properties style:font-name="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Zeichenformat" text:bullet-char="-">
        <style:list-level-properties/>
        <style:text-properties style:font-name="Times New Roman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style:font-name="Wingdings"/>
      </text:list-level-style-bullet>
      <text:list-level-style-bullet text:level="4" text:style-name="Zeichenformat" text:bullet-char="">
        <style:list-level-properties/>
        <style:text-properties style:font-name="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style:font-name="Wingdings"/>
      </text:list-level-style-bullet>
      <text:list-level-style-bullet text:level="7" text:style-name="Zeichenformat" text:bullet-char="">
        <style:list-level-properties/>
        <style:text-properties style:font-name="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Zeichenformat" text:bullet-char="">
        <style:list-level-properties/>
        <style:text-properties style:font-name="Wingdings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style:font-name="Wingdings"/>
      </text:list-level-style-bullet>
      <text:list-level-style-bullet text:level="4" text:style-name="Zeichenformat" text:bullet-char="">
        <style:list-level-properties/>
        <style:text-properties style:font-name="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style:font-name="Wingdings"/>
      </text:list-level-style-bullet>
      <text:list-level-style-bullet text:level="7" text:style-name="Zeichenformat" text:bullet-char="">
        <style:list-level-properties/>
        <style:text-properties style:font-name="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Zeichenformat" text:bullet-char="-">
        <style:list-level-properties/>
        <style:text-properties style:font-name="Times New Roman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style:font-name="Wingdings"/>
      </text:list-level-style-bullet>
      <text:list-level-style-bullet text:level="4" text:style-name="Zeichenformat" text:bullet-char="">
        <style:list-level-properties/>
        <style:text-properties style:font-name="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style:font-name="Wingdings"/>
      </text:list-level-style-bullet>
      <text:list-level-style-bullet text:level="7" text:style-name="Zeichenformat" text:bullet-char="">
        <style:list-level-properties/>
        <style:text-properties style:font-name="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no-repeat" draw:fill-image-ref-point="bottom" style:footnote-max-height="0cm">
        <style:background-image xlink:href="Pictures/100000000000031A000004639837516C7E1B8F26.png" xlink:type="simple" xlink:actuate="onLoad" style:position="bottom center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0"><draw:image xlink:href="Pictures/100000000000027D0000009DC0115F35EC17CB10.jpg" xlink:type="simple" xlink:show="embed" xlink:actuate="onLoad"/></draw:frame><draw:frame draw:style-name="Mfr1" draw:name="images3" text:anchor-type="char" svg:x="0cm" svg:y="-3.433cm" svg:width="2.679cm" svg:height="2.679cm" draw:z-index="0"><draw:image xlink:href="Pictures/10000000000000B1000000B149F2897ED146D50B.jpg" xlink:type="simple" xlink:show="embed" xlink:actuate="onLoad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/>
    <style:master-page style:name="Left_20_Page" style:display-name="Left Page" style:page-layout-name="Mpm4" style:next-style-name="Right_20_Page">
      <style:footer>
        <text:user-field-decls>
          <text:user-field-decl office:value-type="string" office:string-value="0.1" text:name="NuméroVersion"/>
          <text:user-field-decl office:value-type="string" office:string-value="Etude et implémentation de l'algorithme des k-means" text:name="TitreDocument"/>
        </text:user-field-decls>
        <text:p text:style-name="Footer_20_left"><text:tab/><text:page-number text:select-page="current">14</text:page-number> / <text:page-count>16</text:page-count><text:tab/><text:user-field-get text:name="TitreDocument">Etude et implémentation de l'algorithme des k-means</text:user-field-get> - v <text:user-field-get text:name="NuméroVersion">0.1</text:user-field-get></text:p>
      </style:footer>
    </style:master-page>
    <style:master-page style:name="Right_20_Page" style:display-name="Right Page" style:page-layout-name="Mpm5" style:next-style-name="Left_20_Page">
      <style:footer>
        <text:user-field-decls>
          <text:user-field-decl office:value-type="string" office:string-value="0.1" text:name="NuméroVersion"/>
          <text:user-field-decl office:value-type="string" office:string-value="Etude et implémentation de l'algorithme des k-means" text:name="TitreDocument"/>
        </text:user-field-decls>
        <text:p text:style-name="Footer_20_right"><text:user-field-get text:name="TitreDocument">Etude et implémentation de l'algorithme des k-means</text:user-field-get> - v <text:user-field-get text:name="NuméroVersion">0.1</text:user-field-get><text:tab/><text:page-number text:select-page="current">13</text:page-number> / <text:page-count>16</text:page-count><text:tab/></text:p>
      </style:footer>
    </style:master-page>
    <style:master-page style:name="First_20_Page" style:display-name="Firs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MacOSX_X86_64 LibreOffice_project/5e3e00a007d9b3b6efb6797a8b8e57b51ab1f737</meta:generator>
    <dc:title>RapportTB</dc:title>
    <meta:creation-date>2016-10-28T17:32:18.646912000</meta:creation-date>
    <meta:editing-cycles>8</meta:editing-cycles>
    <meta:editing-duration>PT56M</meta:editing-duration>
    <dc:date>2016-11-13T16:51:41.818118000</dc:date>
    <meta:document-statistic meta:table-count="6" meta:image-count="4" meta:object-count="0" meta:page-count="16" meta:paragraph-count="119" meta:word-count="843" meta:character-count="5144" meta:non-whitespace-character-count="4390"/>
    <meta:user-defined meta:name="Info 1"/>
    <meta:user-defined meta:name="Info 2"/>
    <meta:user-defined meta:name="Info 3"/>
    <meta:user-defined meta:name="Info 4"/>
  </office:meta>
</office:document-meta>
</file>